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719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719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719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719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719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719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719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719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719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719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719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719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719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719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719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719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719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Flormarys Sequeyra Oliver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1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51481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rima Oliveros Febre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1481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3.75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3" meta:non-whitespace-character-count="996"/>
    <meta:template xlink:type="simple" xlink:actuate="onRequest" xlink:title="Normal" xlink:href=""/>
  </office:meta>
</office:document-meta>
</file>